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position="super 58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For Sabbath Vayer<text:span text:style-name="T1">á</text:span><text:span text:style-name="T2">/</text:span></text:p>
      <text:p text:style-name="P5">on the Haftorah./</text:p>
      <text:p text:style-name="P5">[Hebrew]/</text:p>
      <text:p text:style-name="P5"/>
      <text:p text:style-name="P5">[Page 1]</text:p>
      <text:p text:style-name="P4"><text:span text:style-name="T2">Brethren! <text:s/>We have, this morning, made the acquaintance of/ two women of Israel. <text:s/>Their position</text:span><text:span text:style-name="T5">s</text:span><text:span text:style-name="T2"> in life </text:span><text:span text:style-name="T5">are</text:span><text:span text:style-name="T2"> is unlike, but/ both of them are </text:span><text:span text:style-name="T5">equally</text:span><text:span text:style-name="T2"> worthy of our esteem. <text:s/>We shall know/ them more intimately, after having taken a mental survey/ of the habitations they occupy. <text:s/>In the dwelling of the one, the/ traces of poverty are everywhere discernible. <text:s/>Gaunt visages/ meet our eyes. <text:s/>A widow and her two youthful sons are the/ inmates of that </text:span><text:span text:style-name="T5">humble abode dismal</text:span><text:span text:style-name="T2"> dreary </text:span><text:span text:style-name="T5">spot</text:span><text:span text:style-name="T2"> place. <text:s/>The appearance of the mother,/ betrays intensity of grief. <text:s/>Destitution had followed bereavement./ <text:s/>And now a calamity </text:span><text:span text:style-name="T5">was</text:span><text:span text:style-name="T2"> is impending over her household, the/ thought of which harrows her very soul. <text:s/>A pitiless/ creditor demanded her two children, as bondmen, in payment of his/ claims. <text:s/>The hopes of a brighter future so soothing to her maternal heart will be/ blighted. <text:s/>Deprived of her only comfort, she </text:span><text:span text:style-name="T5">must</text:span><text:span text:style-name="T2"> will pine away/ in solitude. <text:s/>Her appeal to the courts of justice would/ avail nothing. <text:s/>The kingdom of Israel under whose rule/ she lived, had cast aside the merciful laws of the Mosaic code./ <text:s/>It mattered not that according to the divine revelation, no Hebrew/ man could be permitted to be sold to servitude, even for a short period of/ time, unless he had committed a high crime. <text:s/>Those in/</text:span></text:p>
      <text:p text:style-name="P5"/>
      <text:p text:style-name="P5"><text:soft-page-break/>[Page 2]</text:p>
      <text:p text:style-name="P5">authority trampled on religion, and no redress could be/ obtained for wrongs suffered. <text:s/>Since the unfortunate/ schism, in the days of Rehoboam, which had divided the people/ of God into two distinct sections, the conduct of the princes of/ the house of Israel encouraged a laxity of principles among all/ classes. <text:s/>The subjects vied with their monarchs in doing/ inequity. <text:s/>Therefore we hear Amos inveigh against that/ corrupt kingdom, because in it the righteous were enslaved/ for the sake of money. <text:s/>[Hebrew] <text:s/>But despite the/ general depravity, a few remained unpolluted. <text:s/>They were/ principally individuals who belonged to the school of the prophets./ <text:s/>The merit of having founded that institution of sacred learning is/ ascribed to Samuel. <text:s/>That faithful servant of the Lord/ sought, in all likelihood, to counteract by it the ill-effects of/ the abuse of power in which priests and high officials indulged. <text:s/>For, in/ that school a rigid discipline taught self-denial for the love/ of God's word; and while the minds of its attendants became elevated/ by the cultivation of the arts of poetry and song, abhorrence for ido-/-latry and idolaters was instilled into them. <text:s/>That in the/ course of ages degeneracy crept even into the holy precincts/ of that establishment, cannot be denied. <text:s/>Nevertheless many/ did issue from it, fully armed to battle for the Lord. <text:s/>Many who/</text:p>
      <text:p text:style-name="P5"/>
      <text:p text:style-name="P5">[Page 3]</text:p>
      <text:p text:style-name="P4"><text:span text:style-name="T2">braved the displeasure of potentates, who preferred a/ life of constant privations, to the relinquishing of their mission./ <text:s/>The history </text:span><text:span text:style-name="T5">of</text:span><text:span text:style-name="T2"> which chronicles the recreancy of a Zedekiah/ son of Canaanah, </text:span><text:span text:style-name="T5">recounts</text:span><text:span text:style-name="T2"> records also the undaunted demea-/-nour of a Micarah son of [?]. <text:s/>And we all have/ read of Obadiah, who jeopardized his existence by stealthily/ feeding in a cave one hundred of the disciples of Samuel,/ whom the wicked Jezebel had doomed to destruction./ <text:s/>Now, my Brethren! We may not choose to credit the legend/ which represents the widow with two sons of our Haftorah,/ as the wife and children of the righteous man I have just mentioned; but/ we must believe that the deceased copartner of that Hebrew/ woman, who illustrated his fidelity to the principles imbibed/ in the school of the prophets. <text:s/>Addressing Elisha, she/ exclaimed in anguish of spirit. <text:s/>"Thy servant my husband is/ dead, and thou well knowest that thy servant did fear/ the Lord" <text:s/>In her misery the memory of the </text:span><text:span text:style-name="T5">upright</text:span><text:span text:style-name="T2"> religious conduct/ he had followed, was her solace. <text:s/>For, she felt assured that the/ loving-kindness of God will be shown to the offspring of those/ who keep His covenant, and observe His statutes in sincerity/ of heart./</text:span></text:p>
      <text:p text:style-name="P5"/>
      <text:p text:style-name="P5">[Page 4]</text:p>
      <text:p text:style-name="P4"><text:span text:style-name="T2">She complained because of men's cruelty, but she looked trustingly/ for help to that beneficent Being who works wonders through/ human agency. <text:s/>Her faith proved her salvation. <text:s/>The/ sequel of my narrative is familiarly known. <text:s/>A supernatural/ deed performed by Elisha, obtained for her ten-fold more than/ she needed to pay her heartless creditor. <text:s/>Poverty was by</text:span><text:span text:style-name="T7">2</text:span><text:span text:style-name="T2"> a heavenly/ power chased</text:span><text:span text:style-name="T7">1</text:span><text:span text:style-name="T2"> way to make room for competence and comfort./ <text:s/>Dear hearers! <text:s/>It is not at all probable that any of my sisters within reach of my/ voice, have ever been so sadly situated as the widow of whom/ I have spoken. <text:s/>The dread of being constrained to yeild[sic!] one's child-/-ren to slavery, cannot, thank God, be experienced in this land/ of freedom. <text:s/>But some may at times have grieved by reason of/ their inability to adequately provide for their young offspring. <text:s/>Let/ the faith which delivered a mother and her two orphaned sons, be/ their stay. <text:s/>In that particular instance a miracle </text:span><text:span text:style-name="T5">became</text:span><text:span text:style-name="T2"> was/ </text:span><text:span text:style-name="T5">necessary</text:span><text:span text:style-name="T2"> requisite, because men had ceased to practise[sic!] the merciful in-/-junctions of the Law. <text:s/>In our age it would be unnecessary./ <text:s/>The sufferings of the bereaved awaken the liveliest sympathies./ <text:s/>A spirit of universal brotherhood which the religion of </text:span><text:span text:style-name="T5">the</text:span><text:span text:style-name="T2"> Sinai/ breathes, </text:span><text:span text:style-name="T5">stirs pervades</text:span><text:span text:style-name="T2"> is gradually stirring up the human breast. <text:s/>Means are ceaselessly/ resorted to </text:span><text:span text:style-name="T5">to</text:span><text:span text:style-name="T2"> in order that sorrow may be alleviated, </text:span><text:span text:style-name="T5">and</text:span><text:span text:style-name="T2"> that/ the hapless may not be exposed to want, and </text:span><text:span text:style-name="T5">despair</text:span><text:span text:style-name="T2"> shame. <text:s/></text:span><text:span text:style-name="T5">[Hebrew]</text:span><text:span text:style-name="T2">/ The spreading of the book of books among nations, has offered a more com-/</text:span></text:p>
      <text:p text:style-name="P5"/>
      <text:p text:style-name="P5">[Page 5]</text:p>
      <text:p text:style-name="P4"><text:soft-page-break/><text:span text:style-name="T2">-prehensive view of charity. <text:s/>The promise made in that heavenly/ volume to the upright, </text:span><text:span text:style-name="T5">has</text:span><text:span text:style-name="T2"> being fulfilled, through the workings of real charity./ <text:s/>[?]: [Hebrew]/ <text:s/>"The Lord will not suffer the soul of the righteous to famish."/ <text:s/>But </text:span><text:span text:style-name="T5">let us now</text:span><text:span text:style-name="T2"> it is time we should turn our attention to the other object presented/ to our </text:span><text:span text:style-name="T5">view</text:span><text:span text:style-name="T2"> consideration. <text:s/>In the dwelling of the woman of Israel, </text:span><text:span text:style-name="T5">who</text:span><text:span text:style-name="T2">/ residing at Shunem; signs of affluence--gratefully enjoyed--/ are visible. <text:s/>The stranger receives in it a cordial welcome;/ </text:span><text:span text:style-name="T5">and</text:span><text:span text:style-name="T2"> very often a man of venerable appearance </text:span><text:span text:style-name="T5">will</text:span><text:span text:style-name="T2"> might be seen, bend-/-ing his way thither to </text:span><text:span text:style-name="T5">take</text:span><text:span text:style-name="T2"> enjoy a meal. <text:s/>But the character which/ distinguish that personage, has become known to his generous/ hostess. <text:s/>It does not then suffice her any longer that the prophet/ Elisha be a guest at her table. <text:s/>He must be </text:span><text:span text:style-name="T5">provided</text:span><text:span text:style-name="T2"> supplied/ with a room in her habitation, where he and his attendant/ may remain at perfect ease. <text:s/>She obtains her husband's consent,/ and a chamber is purposely built and suitably furnished./ <text:s/>Such </text:span><text:span text:style-name="T5">much consideration</text:span><text:span text:style-name="T2"> signal </text:span><text:span text:style-name="T5">thoughtful</text:span><text:span text:style-name="T2"> kindness; so peculiar an instance of hospitable/ reception, arouses in the man of God a strong desire to si-/-gnify by some act his appreciation and thankfulness. <text:s/>He/ therefore inquires whether his influence with the King or the/ general in chief might not promote her interest and relieve/ him, in part, of his indebtedness. <text:s/>Mark well the answer,/ my respected sisters! <text:s/>[Hebrew] "I dwell among my/ own people". <text:s/>How simple, and how expressive withal!/ <text:s/>But I verily believe it is as rare a reply, as rare were the/</text:span></text:p>
      <text:p text:style-name="P5"/>
      <text:p text:style-name="P5">[Page 6]</text:p>
      <text:p text:style-name="P4"><text:span text:style-name="T2">virtues of the woman who gave it. <text:s/>Many, a great many/ would gladly have accepted the offer. <text:s/>Just think: </text:span><text:span text:style-name="T5">if</text:span><text:span text:style-name="T2"> I be</text:span><text:span text:style-name="T5">ing</text:span><text:span text:style-name="T2">/ on familiar terms with crowned heads; </text:span><text:span text:style-name="T5">of</text:span><text:span text:style-name="T2"> to [?] in the same/ circle with the </text:span><text:span text:style-name="T5">highest kin</text:span><text:span text:style-name="T2"> magnates of the land. <text:s/>What bright pros-/-pects! <text:s/>To bask in the sun-shine of royal favors. <text:s/>To be/ numbered among a privileged few. <text:s/>But those anticipations/ at which the hearts of thousands of women would have swelled/ immeasurably, had no charm for our modest Shunamite./ <text:s/>She had no ambition to step beyond her own sphere. <text:s/>Let it/ not be imagined that her preference for a life of simplicity/ emanated from a consciousness of her emptiness for a loftier/ station. <text:s/>No, for, Holy Writ styles her [Hebrew] "A great/ woman"; and her whole course as described in our Haftorah/ and in a subsequent chapter</text:span><text:span text:style-name="T5">s</text:span><text:span text:style-name="T2"> proves her intelligent, self-re-/-liant and sagacious. <text:s/>But she wished to continue in her position,/ because it enabled her to do good unostentatiously and with </text:span><text:span text:style-name="T5">much</text:span><text:span text:style-name="T2"> great/ efficacy. <text:s/>She set no value upon the acquaintance of rulers/ and princes, because she loved her home, and the pure joy it/ affords. <text:s/>And she would not </text:span><text:span text:style-name="T5">risk</text:span><text:span text:style-name="T2"> barter them for </text:span><text:span text:style-name="T5">the</text:span><text:span text:style-name="T2"> fleeting pleasures/ attended with heart-burnings, </text:span><text:span text:style-name="T5">and</text:span><text:span text:style-name="T2"> for pleasures which breed extravagance and/</text:span></text:p>
      <text:p text:style-name="P4"><text:span text:style-name="T2"/></text:p>
      <text:p text:style-name="P4"><text:span text:style-name="T2">[Page 7]</text:span></text:p>
      <text:p text:style-name="P4"><text:span text:style-name="T2">irregularity of habits. <text:s/>A noble type of a Hebrew/ wife. <text:s/>So, at least, I consider it. <text:s/>Others, however, look there-/-upon in a different tight. <text:s/>To lose the opportunity of/ shining among people of high tone, they regard a sheer folly./ <text:s/>To expect, they say, that the </text:span><text:span text:style-name="T3">ladies</text:span><text:span text:style-name="T4"> of our days will share the/ ideas held by the women of scores of centuries ago, is to/ ignore the changes which society has undergone. <text:s/>Neither/ the manners nor the mode of living of the ancients would suit/ our times, and they who would attempt to imitate </text:span><text:span text:style-name="T6">them</text:span><text:span text:style-name="T4"> such,/ would deservedly expose themselves to ridicule. <text:s/>Why/ then </text:span><text:span text:style-name="T6">propose</text:span><text:span text:style-name="T4"> intimate that the retiring habits of our mothers might </text:span><text:span text:style-name="T6">safely</text:span><text:span text:style-name="T4"> becomingly be followed/ up by their daughters?....[?], my friends! incited by/ a wish to condemn or censure I would show how a blind/ adherence to fictitious rules made by society, has tarnished/ much of the lustre of the Jewish character. <text:s/>I would prove/ that if some of my sisters in faith had, like the Sunamite,/ answered to the promptness of feminine vanity [Hebrew]/ [Hebrew]. <text:s/>"I dwell among my own people," their homes would/ now be happier. <text:s/>But it was not my </text:span><text:span text:style-name="T6">intention</text:span><text:span text:style-name="T4"> design to utter/ denunciations. <text:s/>I felt interested in the lesson of the/ prophets designated for this Sabbath, and I thought it might/ not be altogether unprofitable for you to listen to </text:span><text:span text:style-name="T6">my</text:span><text:span text:style-name="T4"> some/</text:span></text:p>
      <text:p text:style-name="P4"><text:span text:style-name="T4"/></text:p>
      <text:p text:style-name="P4"><text:span text:style-name="T4">[Page 8]</text:span></text:p>
      <text:p text:style-name="P4"><text:soft-page-break/><text:span text:style-name="T4">explanatory remarks. <text:s/>My task is preformed. <text:s/>It rests/ with you to judge whether my efforts have been advantageously/ or uselessly </text:span><text:span text:style-name="T6">p</text:span><text:span text:style-name="T4"> employ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1T15:17:13.61</meta:creation-date>
    <dc:date>2012-04-12T11:58:03.79</dc:date>
    <dc:creator>Penn Libraries</dc:creator>
    <meta:editing-duration>PT00H46M4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0" meta:word-count="1814" meta:character-count="11159"/>
  </office:meta>
</office:document-meta>
</file>